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0af7" officeooo:paragraph-rsid="000a0af7"/>
    </style:style>
    <style:style style:name="P2" style:family="paragraph" style:parent-style-name="Text_20_body">
      <style:text-properties officeooo:paragraph-rsid="000a0af7"/>
    </style:style>
    <style:style style:name="P3" style:family="paragraph" style:parent-style-name="Text_20_body">
      <style:text-properties officeooo:rsid="000a34be" officeooo:paragraph-rsid="000a34be"/>
    </style:style>
    <style:style style:name="P4" style:family="paragraph" style:parent-style-name="Title">
      <style:text-properties officeooo:rsid="000a0af7" officeooo:paragraph-rsid="000a0af7"/>
    </style:style>
    <style:style style:name="P5" style:family="paragraph" style:parent-style-name="Subtitle">
      <style:paragraph-properties fo:padding-left="0cm" fo:padding-right="0cm" fo:padding-top="0cm" fo:padding-bottom="0.074cm" fo:border-left="none" fo:border-right="none" fo:border-top="none" fo:border-bottom="0.06pt solid #000000" style:join-border="false"/>
      <style:text-properties officeooo:rsid="000a0af7" officeooo:paragraph-rsid="000a0af7"/>
    </style:style>
    <style:style style:name="P6" style:family="paragraph" style:parent-style-name="Text_20_body">
      <style:text-properties fo:font-weight="normal" officeooo:rsid="000c33a6" officeooo:paragraph-rsid="000c33a6" style:font-weight-asian="normal" style:font-weight-complex="normal"/>
    </style:style>
    <style:style style:name="P7" style:family="paragraph" style:parent-style-name="Text_20_body">
      <style:text-properties fo:font-weight="normal" officeooo:rsid="000dfce7" officeooo:paragraph-rsid="000dfce7" style:font-weight-asian="normal" style:font-weight-complex="normal"/>
    </style:style>
    <style:style style:name="P8" style:family="paragraph" style:parent-style-name="Text_20_body">
      <style:text-properties officeooo:rsid="000dfce7" officeooo:paragraph-rsid="000dfce7"/>
    </style:style>
    <style:style style:name="P9" style:family="paragraph" style:parent-style-name="Text_20_body">
      <style:text-properties officeooo:paragraph-rsid="000dfce7"/>
    </style:style>
    <style:style style:name="P10" style:family="paragraph" style:parent-style-name="Heading_20_1">
      <style:text-properties officeooo:rsid="000a0af7" officeooo:paragraph-rsid="000a0af7"/>
    </style:style>
    <style:style style:name="P11" style:family="paragraph" style:parent-style-name="Heading_20_1">
      <style:text-properties officeooo:rsid="000a34be" officeooo:paragraph-rsid="000a34be"/>
    </style:style>
    <style:style style:name="P12" style:family="paragraph" style:parent-style-name="Heading_20_1">
      <style:text-properties officeooo:rsid="000dfce7" officeooo:paragraph-rsid="000dfce7"/>
    </style:style>
    <style:style style:name="T1" style:family="text">
      <style:text-properties officeooo:rsid="000c33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FC 9<text:span text:style-name="T1">37</text:span> </text:p>
      <text:p text:style-name="P5">Post Office Protocol – <text:span text:style-name="T1">Version 2 </text:span><text:s/>(198<text:span text:style-name="T1">5</text:span>)</text:p>
      <text:p text:style-name="P1"/>
      <text:h text:style-name="P10" text:outline-level="1">Introduction</text:h>
      <text:p text:style-name="P2"/>
      <text:p text:style-name="P3">The intent of Post Office Protocol (POP) is to allow a user’s workstation to access mail from a mailbox server. It is expected that mail will be posted from the work station to the mailbox server via SMTP.</text:p>
      <text:p text:style-name="P3"/>
      <text:h text:style-name="P11" text:outline-level="1">The Protocol</text:h>
      <text:p text:style-name="P6">The server must be listening for a connection. When a connection is opened the server sends a greeting message and waits for commands. When commands are received the server acts on them and responds with replies. </text:p>
      <text:p text:style-name="P6"/>
      <text:p text:style-name="P6">The client opens a connection, waits for the greeting, then sends the HELO command with username and password arguments to establish authorisation. The server returns the number of messages in the default mailbox. </text:p>
      <text:p text:style-name="P6"/>
      <text:p text:style-name="P6">The client may read the default mailbox associated with the username or may select another mailbox by using the FOLD command. The server returns the number of messages in the mailbox. </text:p>
      <text:p text:style-name="P6"/>
      <text:p text:style-name="P6">The client begins a message reading transaction with a READ command. The READ command may optionally indicate which message to read. The default is the current message. The server returns the number of characters in the message.</text:p>
      <text:p text:style-name="P6"/>
      <text:p text:style-name="P6">The client asks for the content of the message to be send with the RETR command. The server sends the message data. When all data has been received the client sends an acknowledgement ( ACKS, ACKD or NACK). <text:s/></text:p>
      <text:p text:style-name="P6"/>
      <text:p text:style-name="P6">ACKS =&gt; Acknowledge and save</text:p>
      <text:p text:style-name="P6">ACKD =&gt; Acknowledge and delete</text:p>
      <text:p text:style-name="P6">NACK =&gt; Negative Acknowledgement</text:p>
      <text:p text:style-name="P7"><text:soft-page-break/>In the case of ACKS and ACKD, the current message counter is incremented by the server. NACK causes no change in current message counter. </text:p>
      <text:p text:style-name="P7"/>
      <text:p text:style-name="P7">The client terminates the session with the QUIT command. The server returns an OK.</text:p>
      <text:p text:style-name="P7"/>
      <text:h text:style-name="P12" text:outline-level="1">Normal Scenario</text:h>
      <text:p text:style-name="P9"/>
      <text:p text:style-name="P8">S: ( Wait for Connection )</text:p>
      <text:p text:style-name="P8">C: ( Opens a Connection )</text:p>
      <text:p text:style-name="P8">S: + POP2 Server Ready</text:p>
      <text:p text:style-name="P8">C: HELO Fred Secret</text:p>
      <text:p text:style-name="P8">S: #13 messages for you </text:p>
      <text:p text:style-name="P8">C: READ 13</text:p>
      <text:p text:style-name="P8">S: =537 characters in that message</text:p>
      <text:p text:style-name="P8">C: RETR</text:p>
      <text:p text:style-name="P8">S: ( Sends the message )</text:p>
      <text:p text:style-name="P8">C: ACKS</text:p>
      <text:p text:style-name="P8">S: =0 no more messages</text:p>
      <text:p text:style-name="P8">C: QUIT</text:p>
      <text:p text:style-name="P8">S: +OK</text:p>
      <text:p text:style-name="P8"/>
      <text:h text:style-name="P12" text:outline-level="1">Arguments</text:h>
      <text:p text:style-name="P9"/>
      <text:p text:style-name="P8">User =&gt; A login account name </text:p>
      <text:p text:style-name="P8">Password =&gt; The password for the account</text:p>
      <text:p text:style-name="P8">mailbox =&gt; A mailbox name ( also called mail folder )</text:p>
      <text:p text:style-name="P8"/>
      <text:p text:style-name="P8">The reply to the HELO and FOLD commands is a count of the number of messages in the selected mailbox. The READ command has a message number as an optional argument. The numbers are decimal, start at 1, and computes with respect with the current mailbox. That is, the first message in a mailbox is message # 1. </text:p>
      <text:p text:style-name="P8"><text:soft-page-break/>The HELO command identifies the user to the server and carries the password authenticating this user. The information is used by the server to control access to the mailboxes. The HELO keyword is followed by the username, then the password and CRLF. </text:p>
      <text:p text:style-name="P8"/>
      <text:p text:style-name="P8">The FOLD ( folder ) command selects another mailbox or mail folder. The server must check that the user is permitted read access to this mailbox. If the mailbox is empty or does not exist, the number of messages reported is zero. </text:p>
      <text:p text:style-name="P8"/>
      <text:p text:style-name="P8">The READ command begins a message reading transaction. If the READ command is given without an argument the current message is implied. If an argument is used with the READ command, the argument is the message number to be read. This command sets the current message counter to that value. </text:p>
      <text:p text:style-name="P7">The RETR ( retrive ) command confirms the client is ready to receive the mail data. It must be followed by an acknowledgement command. The server will close the connection if asked to transmit a message of 0 characters. </text:p>
      <text:p text:style-name="P7"/>
      <text:p text:style-name="P7">ACKS ( Acknowledge and Save ) command confirms that the client has received and accept the message. The message is kept in the mailbox. The current message counter is incremented. The server return the count of the current message. If there is no message to be read or the message is marked deleted, the count of zero is returned. </text:p>
      <text:p text:style-name="P7"/>
      <text:p text:style-name="P7">ACKD ( Acknowledge and Delete ) command confirms that the client has received the messages. If the user is authorised to have write access to the mailbox the message is deleted from the mailbox. </text:p>
      <text:p text:style-name="P7">Actually, the message is only marked for deletion. The actual change is made when the mailbox is released at the end of the session or when the client selects another mailbox with FOLD command. The messages are not renumbered until the message is released. If the user does not have write access to the mailbox, no changes is made to the mailbox. The response is the same whether or not the message was actually deleted. The current message indicator is incremented. </text:p>
      <text:p text:style-name="P7">NACK ( Negative Acknowledgement ) command reports that the command did not receive the message. The NACK command ends the message reading transaction. The message is kept in the mailbox. The current message indicator remains the same. The server then returns the count of characters in the current message. </text:p>
      <text:p text:style-name="P7">QUIT command indicates that client is done with the session. The server sends +OK response and closes the conn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a0af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2:08:29.163206119</meta:creation-date>
    <dc:date>2019-04-21T12:24:09.014857491</dc:date>
    <meta:editing-duration>PT37M31S</meta:editing-duration>
    <meta:editing-cycles>4</meta:editing-cycles>
    <meta:generator>LibreOffice/6.0.7.3$Linux_X86_64 LibreOffice_project/00m0$Build-3</meta:generator>
    <meta:document-statistic meta:table-count="0" meta:image-count="0" meta:object-count="0" meta:page-count="3" meta:paragraph-count="43" meta:word-count="830" meta:character-count="4731" meta:non-whitespace-character-count="3923"/>
  </office:meta>
</office:document-meta>
</file>